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dd81c" officeooo:paragraph-rsid="001dd81c"/>
    </style:style>
    <style:style style:name="P2" style:family="paragraph" style:parent-style-name="Standard">
      <style:text-properties officeooo:rsid="001dd81c" officeooo:paragraph-rsid="001dd81c"/>
    </style:style>
    <style:style style:name="P3" style:family="paragraph" style:parent-style-name="Text_20_body">
      <style:text-properties officeooo:rsid="001dd81c" officeooo:paragraph-rsid="001dd81c"/>
    </style:style>
    <style:style style:name="P4" style:family="paragraph" style:parent-style-name="Standard">
      <style:text-properties fo:font-weight="normal" officeooo:rsid="001f9458" officeooo:paragraph-rsid="001f9458" style:font-weight-asian="normal" style:font-weight-complex="normal"/>
    </style:style>
    <style:style style:name="P5" style:family="paragraph" style:parent-style-name="Text_20_body">
      <style:text-properties fo:font-weight="normal" officeooo:rsid="001f9458" officeooo:paragraph-rsid="001f9458" style:font-weight-asian="normal" style:font-weight-complex="normal"/>
    </style:style>
    <style:style style:name="P6" style:family="paragraph" style:parent-style-name="Text_20_body">
      <style:text-properties officeooo:paragraph-rsid="001dd81c"/>
    </style:style>
    <style:style style:name="P7" style:family="paragraph" style:parent-style-name="Title">
      <style:text-properties officeooo:paragraph-rsid="001dd81c"/>
    </style:style>
    <style:style style:name="P8" style:family="paragraph" style:parent-style-name="Footnote">
      <style:text-properties officeooo:paragraph-rsid="001dd81c"/>
    </style:style>
    <style:style style:name="P9" style:family="paragraph" style:parent-style-name="Text_20_body">
      <style:text-properties fo:font-weight="bold" officeooo:rsid="001dd81c" officeooo:paragraph-rsid="001dd81c" style:font-weight-asian="bold" style:font-weight-complex="bold"/>
    </style:style>
    <style:style style:name="P10" style:family="paragraph" style:parent-style-name="Text_20_body">
      <style:text-properties fo:font-weight="bold" officeooo:rsid="001f9458" officeooo:paragraph-rsid="001f9458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officeooo:rsid="001f9458" officeooo:paragraph-rsid="001f9458"/>
    </style:style>
    <style:style style:name="P13" style:family="paragraph" style:parent-style-name="Text_20_body">
      <style:text-properties officeooo:rsid="002270ef" officeooo:paragraph-rsid="002270ef"/>
    </style:style>
    <style:style style:name="P14" style:family="paragraph" style:parent-style-name="Text_20_body">
      <style:text-properties officeooo:paragraph-rsid="002270ef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270ef" style:text-blinking="false" fo:background-color="transparent"/>
    </style:style>
    <style:style style:name="P17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40a8b" officeooo:paragraph-rsid="00240a8b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40a8b" officeooo:paragraph-rsid="00240a8b" style:text-blinking="false" fo:background-color="transparent"/>
    </style:style>
    <style:style style:name="P19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70ef" officeooo:paragraph-rsid="002270ef" style:text-blinking="false" fo:background-color="transparent"/>
    </style:style>
    <style:style style:name="P20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4f113" officeooo:paragraph-rsid="0024f113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270ef" style:text-blinking="false" fo:background-color="transparent"/>
    </style:style>
    <style:style style:name="P2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40a8b" officeooo:paragraph-rsid="00240a8b" style:text-blinking="false" fo:background-color="transparent" style:font-weight-asian="bold" style:font-weight-complex="bold"/>
    </style:style>
    <style:style style:name="P23" style:family="paragraph" style:parent-style-name="Heading_20_2">
      <style:text-properties officeooo:rsid="002270ef"/>
    </style:style>
    <style:style style:name="P24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4f113" officeooo:paragraph-rsid="0024f113" style:text-blinking="false" fo:background-color="transparent"/>
    </style:style>
    <style:style style:name="P25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72e4" officeooo:paragraph-rsid="002572e4" style:text-blinking="false" fo:background-color="transparent"/>
    </style:style>
    <style:style style:name="P26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572e4" officeooo:paragraph-rsid="002572e4" style:text-blinking="false" fo:background-color="transparent" style:font-weight-asian="bold" style:font-weight-complex="bold"/>
    </style:style>
    <style:style style:name="P27" style:family="paragraph" style:parent-style-name="Standard">
      <style:text-properties fo:color="#000000" loext:opacity="100%" fo:font-weight="normal" officeooo:rsid="001f9458" officeooo:paragraph-rsid="001f9458" style:font-weight-asian="normal" style:font-weight-complex="normal"/>
    </style:style>
    <style:style style:name="P28" style:family="paragraph" style:parent-style-name="Text_20_body">
      <style:text-properties officeooo:rsid="002270ef" officeooo:paragraph-rsid="002270ef"/>
    </style:style>
    <style:style style:name="P29" style:family="paragraph" style:parent-style-name="Text_20_body">
      <style:text-properties officeooo:rsid="002572e4" officeooo:paragraph-rsid="002572e4"/>
    </style:style>
    <style:style style:name="P30" style:family="paragraph" style:parent-style-name="Text_20_body">
      <style:text-properties officeooo:paragraph-rsid="002270ef"/>
    </style:style>
    <style:style style:name="P31" style:family="paragraph" style:parent-style-name="Text_20_body">
      <style:text-properties fo:font-weight="bold" officeooo:rsid="002270ef" officeooo:paragraph-rsid="002270ef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72e4" officeooo:paragraph-rsid="002572e4" style:text-blinking="false" fo:background-color="transparent"/>
    </style:style>
    <style:style style:name="P3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572e4" style:text-blinking="false" fo:background-color="transparent"/>
    </style:style>
    <style:style style:name="P3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572e4" officeooo:paragraph-rsid="002572e4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572e4" officeooo:paragraph-rsid="002572e4" style:text-blinking="false" fo:background-color="transparent" style:font-style-asian="italic" style:font-style-complex="italic"/>
    </style:style>
    <style:style style:name="T1" style:family="text">
      <style:text-properties officeooo:rsid="001dd81c"/>
    </style:style>
    <style:style style:name="T2" style:family="text">
      <style:text-properties fo:font-weight="bold" officeooo:rsid="001dd81c" style:font-weight-asian="bold" style:font-weight-complex="bold"/>
    </style:style>
    <style:style style:name="T3" style:family="text">
      <style:text-properties fo:color="#a52a2a" loext:opacity="100%"/>
    </style:style>
    <style:style style:name="T4" style:family="text">
      <style:text-properties fo:color="#0000cd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2270ef"/>
    </style:style>
    <style:style style:name="T7" style:family="text">
      <style:text-properties officeooo:rsid="00240a8b"/>
    </style:style>
    <style:style style:name="T8" style:family="text">
      <style:text-properties officeooo:rsid="0024f113"/>
    </style:style>
    <style:style style:name="T9" style:family="text">
      <style:text-properties officeooo:rsid="00257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etching Numérique</text:p>
      <text:p text:style-name="P2"/>
      <text:p text:style-name="P7">Twine : quelques pistes pour animer des passages.</text:p>
      <text:p text:style-name="P7"/>
      <text:p text:style-name="P14"><text:span text:style-name="T6">Source : </text:span><text:a xlink:type="simple" xlink:href="https://www.motoslave.net/sugarcube/2/docs/" text:style-name="Internet_20_link" text:visited-style-name="Visited_20_Internet_20_Link"><text:span text:style-name="T6">https://www.motoslave.net/sugarcube/2/docs/</text:span></text:a><text:span text:style-name="T6"> </text:span></text:p>
      <text:h text:style-name="Heading_20_2" text:outline-level="2"><text:span text:style-name="T9">1. </text:span>Style</text:h>
      <text:p text:style-name="Text_20_body"/>
      <text:p text:style-name="P9">Listes à puces</text:p>
      <text:p text:style-name="P3">* liste</text:p>
      <text:p text:style-name="P3">* à</text:p>
      <text:p text:style-name="P3">*puces</text:p>
      <text:p text:style-name="P9"><text:span text:style-name="T6">G</text:span>ras, italiques, surligné, barré</text:p>
      <text:p text:style-name="P6"><text:span text:style-name="T2">''</text:span>gras''<text:note text:id="ftn1" text:note-class="footnote"><text:note-citation>1</text:note-citation><text:note-body><text:p text:style-name="P8"><text:span text:style-name="T1">Alt Gr+4, </text:span><text:span text:style-name="T7">pour le gras on peut utiliser <text:s/>l’éditeur du passage ou </text:span>utiliser le balisage html &lt;b&gt; texte en gras &lt;/b&gt;</text:p><text:p text:style-name="P1"/></text:note-body></text:note>, //<text:span text:style-name="T1">italiques//, __sousligné__, ==barré==</text:span></text:p>
      <text:p text:style-name="P10"><text:span text:style-name="T6">C</text:span>itation</text:p>
      <text:p text:style-name="P12">&gt; texte cité</text:p>
      <text:p text:style-name="P10"><text:span text:style-name="T6">C</text:span>hanger la couleur d’une police</text:p>
      <text:p text:style-name="P12">@@color:green;texte en couleur verte@@</text:p>
      <text:p text:style-name="P12">@@color:red;texte en couleur rouge@@</text:p>
      <text:p text:style-name="P10">Liens</text:p>
      <text:p text:style-name="P5">Entrez dans ce [[couloir]] <text:s text:c="7"/>(le passage s’appelle « couloir »)</text:p>
      <text:p text:style-name="P5">Allez à ce [[couloir|couloir de la mort]] <text:s text:c="4"/>(le passage s’appelle couloir de la mort)</text:p>
      <text:p text:style-name="P5">Pour un lien externe, utiliser le html : </text:p>
      <text:p text:style-name="P27">&lt;a href="https://www.w3schools.com"&gt;Visit W3Schools&lt;/a&gt; </text:p>
      <text:p text:style-name="P4"/>
      <text:p text:style-name="P4"/>
      <text:p text:style-name="P11"/>
      <text:p text:style-name="P11">Révéler du texte dans un passage</text:p>
      <text:p text:style-name="P21"><text:bookmark text:name="docs-internal-guid-22b675b2-7fff-3f38-a8f8-a2a69fe88e58"/>&lt;&lt;linkreplace "Continuer" t8n&gt;&gt;\</text:p>
      <text:p text:style-name="P21"><text:soft-page-break/>texte à révéler</text:p>
      <text:p text:style-name="P15">&lt;&lt;/linkreplace&gt;&gt;\</text:p>
      <text:p text:style-name="P14"/>
      <text:p text:style-name="P21"><text:bookmark text:name="docs-internal-guid-a25845fa-7fff-6eff-d742-32f4de79fd3f"/>Possibilité d’enchâsser le texte à révéler :</text:p>
      <text:p text:style-name="P15">&lt;&lt;linkreplace "Continuer" t8n&gt;&gt;\</text:p>
      <text:p text:style-name="P15">texte à révéler d’abord</text:p>
      <text:p text:style-name="P16"><text:s text:c="2"/>&lt;&lt;linkreplace "Continuer" t8n&gt;&gt;\</text:p>
      <text:p text:style-name="P16"><text:s text:c="2"/>texte à révéler ensuite</text:p>
      <text:p text:style-name="P16"><text:s text:c="2"/>&lt;&lt;/linkreplace&gt;&gt;\</text:p>
      <text:p text:style-name="P16">&lt;&lt;/linkreplace&gt;&gt;\</text:p>
      <text:p text:style-name="P16"/>
      <text:p text:style-name="P22">Insérer une image</text:p>
      <text:p text:style-name="P18"/>
      <text:p text:style-name="P18">Pour insérer une image dans un passage, utiliser le balisage HTML</text:p>
      <text:p text:style-name="P18"/>
      <text:p text:style-name="P18">&lt;img src="chemin vers l’image" alt="voici une image" width="500" height="600"&gt;</text:p>
      <text:p text:style-name="P18"/>
      <text:p text:style-name="P18">Le chemin peut être une URL (par exemple https://s3-eu-west-1.amazonaws.com/scribay/covers/LF2S8QhDRA.jpg ) ou bien un chemin relatif vers un fichier (image_precipice.png). Pour plus de pérennité, il est conseillé d’opter pour cette deuxième solution et d’enregistrer le fichier html extrait de Twine dans le même répertoire que les images liées. </text:p>
      <text:p text:style-name="P16"/>
      <text:p text:style-name="P18">Possibilité d’utiliser le langage propre à SugarCube : </text:p>
      <text:p text:style-name="P18"/>
      <text:p text:style-name="P17"><text:bookmark text:name="docs-internal-guid-7032e685-7fff-ed31-c10c-8fa96fc9302a"/>[img[dream_fall.jpg][9]] </text:p>
      <text:p text:style-name="P18"/>
      <text:h text:style-name="P23" text:outline-level="2"/>
      <text:h text:style-name="Heading_20_2" text:outline-level="2">2. Variable</text:h>
      <text:p text:style-name="Text_20_body"/>
      <text:p text:style-name="P31">Fixer une variable numérique : </text:p>
      <text:p text:style-name="P13">&lt;&lt;set $variable to 5&gt;&gt; <text:span text:style-name="T9">(fixe la variable à 5)</text:span></text:p>
      <text:p text:style-name="P31"><text:span text:style-name="T9">A</text:span>ugmenter ou diminuer la variable</text:p>
      <text:p text:style-name="P13">&lt;&lt;set $variable <text:span text:style-name="T8">+= 3</text:span>&gt;&gt; <text:span text:style-name="T9">(</text:span><text:span text:style-name="T8">ajoute 3 à la variable numérique $variable</text:span><text:span text:style-name="T9">)</text:span></text:p>
      <text:p text:style-name="P29">Fixer une variable à partir d’un événement :</text:p>
      <text:p text:style-name="P29">Un personnage ramasse un arc et le place dans son panier : </text:p>
      <text:p text:style-name="P29">&lt;&lt;set $arc to true&gt;&gt;</text:p>
      <text:p text:style-name="P29">peu après il perd son arc ou le brise : </text:p>
      <text:p text:style-name="P29">&lt;&lt;set $arc to false&gt;&gt;</text:p>
      <text:p text:style-name="P13"><text:soft-page-break/></text:p>
      <text:p text:style-name="P13">fixer une variable à partir d’une donnée fournie par le joueur : </text:p>
      <text:p text:style-name="P19"><text:bookmark text:name="docs-internal-guid-3724fb09-7fff-9661-8f38-d711ec9b8bf7"/>&lt;&lt;textbox "$nom" "Entrer votre nom" &gt;&gt; </text:p>
      <text:p text:style-name="P20">imprimer une variable (=afficher dans un passage) </text:p>
      <text:p text:style-name="P20">&lt;&lt;print $variable&gt;&gt;</text:p>
      <text:p text:style-name="P20"/>
      <text:h text:style-name="Heading_20_2" text:outline-level="2">3. embranchements</text:h>
      <text:p text:style-name="P25"/>
      <text:p text:style-name="P26">Condition réalisée ou non réalisée</text:p>
      <text:p text:style-name="P25"/>
      <text:p text:style-name="P32"><text:bookmark text:name="docs-internal-guid-cd77b82b-7fff-deca-9796-c19f3fd6898a"/>&lt;&lt;if $arc eq true&gt;&gt;</text:p>
      <text:p text:style-name="P32">vous abattez le monstre d’une flèche et [[commencez à inspecter sa carcasse]]</text:p>
      <text:p text:style-name="P15">&lt;&lt;else&gt;&gt;</text:p>
      <text:p text:style-name="P34"><text:span text:style-name="T9">Vous n’avez qu’un poignard pour vous défendre, la [[lutte risque d’être rude|combat avec le monstre]]</text:span></text:p>
      <text:p text:style-name="P34">&lt;&lt;endif&gt;&gt;</text:p>
      <text:p text:style-name="P34"/>
      <text:p text:style-name="P35">Quiz</text:p>
      <text:p text:style-name="P34"/>
      <text:p text:style-name="P36">passage : question</text:p>
      <text:p text:style-name="P34"/>
      <text:p text:style-name="P32">Quelles planètes sont les plus proches de la terre (sélectionnez en deux) ?</text:p>
      <text:p text:style-name="P32">Jupiter &lt;&lt;checkbox "$jupiter" false true false&gt;&gt;</text:p>
      <text:p text:style-name="P32">Vénus &lt;&lt;checkbox "$venus" false true false&gt;&gt;</text:p>
      <text:p text:style-name="P32">Mars &lt;&lt;checkbox "$mars" false true false&gt;&gt;</text:p>
      <text:p text:style-name="P32">Uranus &lt;&lt;checkbox "$uranus" false true false&gt;&gt;</text:p>
      <text:p text:style-name="P32"/>
      <text:p text:style-name="P32">&lt;&lt;button [[testez vos réponses]]&gt;&gt;testez votre réponse</text:p>
      <text:p text:style-name="P32">&lt;&lt;/button&gt;&gt;</text:p>
      <text:p text:style-name="P34"/>
      <text:p text:style-name="P36">passage : testez vos réponses</text:p>
      <text:p text:style-name="P34"/>
      <text:p text:style-name="P34"><text:bookmark text:name="docs-internal-guid-025ec0c9-7fff-f55b-acae-0dc11f1d2ca6"/>&lt;&lt;if $reponse is "<text:span text:style-name="T9">mars</text:span>" or $<text:span text:style-name="T9">venus</text:span> is ""&gt;&gt;[[Bien répondu|<text:span text:style-name="T9">passage 1</text:span>]]&gt;&gt;</text:p>
      <text:p text:style-name="P15">&lt;&lt;else&gt;&gt;Ce n’est [[pas la bonne réponse|<text:span text:style-name="T9">passage 2</text:span>]]</text:p>
      <text:p text:style-name="P15">&lt;&lt;endif&gt;&gt;</text:p>
      <text:p text:style-name="P34"/>
      <text:p text:style-name="P25"/>
      <text:p text:style-name="P20"/>
      <text:p text:style-name="P20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21:38:02.350000000</meta:creation-date>
    <dc:date>2023-03-21T14:27:33.912000000</dc:date>
    <meta:editing-duration>PT51M18S</meta:editing-duration>
    <meta:editing-cycles>5</meta:editing-cycles>
    <meta:generator>LibreOffice/7.3.7.2$Windows_X86_64 LibreOffice_project/e114eadc50a9ff8d8c8a0567d6da8f454beeb84f</meta:generator>
    <meta:document-statistic meta:table-count="0" meta:image-count="0" meta:object-count="0" meta:page-count="3" meta:paragraph-count="72" meta:word-count="428" meta:character-count="2923" meta:non-whitespace-character-count="2537"/>
  </office:meta>
</office:document-meta>
</file>